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Roya" svg:font-family="Roya"/>
    <style:font-face style:name="Roya1" svg:font-family="Roya"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Preformatted_20_Text">
      <style:text-properties officeooo:paragraph-rsid="0015c9d9"/>
    </style:style>
    <style:style style:name="P2" style:family="paragraph" style:parent-style-name="Preformatted_20_Text">
      <style:text-properties officeooo:rsid="001ca32b" officeooo:paragraph-rsid="001ca32b"/>
    </style:style>
    <style:style style:name="P3" style:family="paragraph" style:parent-style-name="Preformatted_20_Text">
      <style:text-properties officeooo:rsid="0015c9d9" officeooo:paragraph-rsid="0015c9d9"/>
    </style:style>
    <style:style style:name="P4" style:family="paragraph" style:parent-style-name="Standard">
      <style:text-properties officeooo:paragraph-rsid="0015c9d9"/>
    </style:style>
    <style:style style:name="P5" style:family="paragraph" style:parent-style-name="Standard">
      <style:text-properties officeooo:paragraph-rsid="001743f6"/>
    </style:style>
    <style:style style:name="P6" style:family="paragraph" style:parent-style-name="Preformatted_20_Text">
      <style:text-properties officeooo:paragraph-rsid="001743f6"/>
    </style:style>
    <style:style style:name="P7" style:family="paragraph" style:parent-style-name="Preformatted_20_Text">
      <style:text-properties officeooo:rsid="0015c9d9" officeooo:paragraph-rsid="001743f6"/>
    </style:style>
    <style:style style:name="P8" style:family="paragraph" style:parent-style-name="Preformatted_20_Text">
      <style:text-properties officeooo:rsid="001937af" officeooo:paragraph-rsid="001937af"/>
    </style:style>
    <style:style style:name="T1" style:family="text">
      <style:text-properties officeooo:rsid="0015c9d9"/>
    </style:style>
    <style:style style:name="T2" style:family="text">
      <style:text-properties officeooo:rsid="001937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p>
      <text:p text:style-name="Preformatted_20_Text">use crate::get_joke::{Error, Joke};</text:p>
      <text:p text:style-name="Preformatted_20_Text">use iced::widget::{Button, Column, Container, Text};</text:p>
      <text:p text:style-name="Preformatted_20_Text">use iced::{executor, Application, Command, Length, Settings, Theme};</text:p>
      <text:p text:style-name="Preformatted_20_Text"/>
      <text:p text:style-name="Preformatted_20_Text">pub fn my_app() -&gt; iced::Result {</text:p>
      <text:p text:style-name="Preformatted_20_Text"><text:s text:c="4"/>MyApp::run(Settings::default())</text:p>
      <text:p text:style-name="Preformatted_20_Text">}</text:p>
      <text:p text:style-name="Preformatted_20_Text"/>
      <text:p text:style-name="Preformatted_20_Text">#[derive(Debug)]</text:p>
      <text:p text:style-name="Preformatted_20_Text">pub enum MyApp {</text:p>
      <text:p text:style-name="Preformatted_20_Text"><text:s text:c="4"/>Loading,</text:p>
      <text:p text:style-name="Preformatted_20_Text"><text:s text:c="4"/>Loaded { joke: Joke },</text:p>
      <text:p text:style-name="Preformatted_20_Text"><text:s text:c="4"/>Error,</text:p>
      <text:p text:style-name="Preformatted_20_Text">}</text:p>
      <text:p text:style-name="Preformatted_20_Text">#[derive(Debug, Clone)]</text:p>
      <text:p text:style-name="Preformatted_20_Text">pub enum Message {</text:p>
      <text:p text:style-name="Preformatted_20_Text"><text:s text:c="4"/>JokeFetched(Result&lt;Joke, Error&gt;),</text:p>
      <text:p text:style-name="Preformatted_20_Text"><text:s text:c="4"/>GetJoke,</text:p>
      <text:p text:style-name="Preformatted_20_Text">}</text:p>
      <text:p text:style-name="Preformatted_20_Text">impl Application for MyApp {</text:p>
      <text:p text:style-name="Preformatted_20_Text"><text:s text:c="4"/>type Message = Message;</text:p>
      <text:p text:style-name="Preformatted_20_Text"><text:s text:c="4"/>type Flags = ();</text:p>
      <text:p text:style-name="Preformatted_20_Text"><text:s text:c="4"/>type Theme = Theme;</text:p>
      <text:p text:style-name="Preformatted_20_Text"><text:s text:c="4"/>type Executor = executor::Default;</text:p>
      <text:p text:style-name="Preformatted_20_Text"><text:s text:c="4"/>fn title(&amp;self) -&gt; String {</text:p>
      <text:p text:style-name="Preformatted_20_Text"><text:s text:c="8"/>String::from("get a joke")</text:p>
      <text:p text:style-name="Preformatted_20_Text"><text:s text:c="4"/>}</text:p>
      <text:p text:style-name="Preformatted_20_Text"><text:s text:c="4"/>fn new(_flags: Self::Flags) -&gt; (Self, iced::Command&lt;Self::Message&gt;) {</text:p>
      <text:p text:style-name="Preformatted_20_Text"><text:s text:c="8"/>(</text:p>
      <text:p text:style-name="Preformatted_20_Text"><text:s text:c="12"/>MyApp::Loading,</text:p>
      <text:p text:style-name="Preformatted_20_Text"><text:s text:c="12"/>Command::perform(Joke::get_joke(), |value| Message::JokeFetched(value)),</text:p>
      <text:p text:style-name="Preformatted_20_Text"><text:s text:c="8"/>)</text:p>
      <text:p text:style-name="Preformatted_20_Text"><text:s text:c="4"/>}</text:p>
      <text:p text:style-name="Preformatted_20_Text"><text:s text:c="4"/>fn update(&amp;mut self, message: Self::Message) -&gt; iced::Command&lt;Self::Message&gt; {</text:p>
      <text:p text:style-name="Preformatted_20_Text"><text:s text:c="8"/>match message {</text:p>
      <text:p text:style-name="Preformatted_20_Text"><text:s text:c="12"/>Message::GetJoke =&gt; match self {</text:p>
      <text:p text:style-name="Preformatted_20_Text"><text:s text:c="16"/>MyApp::Loading =&gt; ,</text:p>
      <text:p text:style-name="Preformatted_20_Text"><text:s text:c="20"/>*self = MyApp::Loading;</text:p>
      <text:p text:style-name="Preformatted_20_Text"><text:s text:c="20"/>Command::perform(Joke::get_joke(), |value| Message::JokeFetched(value))</text:p>
      <text:p text:style-name="Preformatted_20_Text"><text:s text:c="16"/>}</text:p>
      <text:p text:style-name="Preformatted_20_Text"/>
      <text:p text:style-name="Preformatted_20_Text"><text:s text:c="12"/>Message::JokeFetched(Ok(joke)) =&gt; {</text:p>
      <text:p text:style-name="Preformatted_20_Text"><text:s text:c="16"/>*self = MyApp::Loaded { joke };</text:p>
      <text:p text:style-name="Preformatted_20_Text"><text:s text:c="16"/>Command::none()</text:p>
      <text:p text:style-name="Preformatted_20_Text"><text:s text:c="12"/>}</text:p>
      <text:p text:style-name="Preformatted_20_Text"><text:s text:c="12"/>Message::JokeFetched(Err(_error)) =&gt; {</text:p>
      <text:p text:style-name="Preformatted_20_Text"><text:s text:c="16"/>*self = MyApp::Error;</text:p>
      <text:p text:style-name="Preformatted_20_Text"><text:s text:c="16"/>Command::none()</text:p>
      <text:p text:style-name="Preformatted_20_Text"><text:s text:c="12"/>}</text:p>
      <text:p text:style-name="Preformatted_20_Text"><text:s text:c="8"/>}</text:p>
      <text:p text:style-name="Preformatted_20_Text"><text:s text:c="4"/>}</text:p>
      <text:p text:style-name="Preformatted_20_Text"><text:s text:c="4"/>fn view(&amp;self) -&gt; iced::Element&lt;'_, Self::Message, Self::Theme, iced::Renderer&gt; {</text:p>
      <text:p text:style-name="Preformatted_20_Text"><text:s text:c="8"/>let content = match self {</text:p>
      <text:p text:style-name="Preformatted_20_Text"><text:s text:c="12"/>MyApp::Loading =&gt; Column::new().push(Text::new("Fetching Joke")),</text:p>
      <text:p text:style-name="Preformatted_20_Text"><text:soft-page-break/><text:s text:c="12"/>MyApp::Loaded { joke } =&gt; {</text:p>
      <text:p text:style-name="Preformatted_20_Text"><text:s text:c="16"/>let setup_text = Text::new(joke.setup.clone());</text:p>
      <text:p text:style-name="Preformatted_20_Text"><text:s text:c="16"/>let delivery = Text::new(joke.delivery.clone());</text:p>
      <text:p text:style-name="Preformatted_20_Text"><text:s text:c="16"/>let get_new_joke = Button::new("get a joke").on_press(Message::GetJoke);</text:p>
      <text:p text:style-name="Preformatted_20_Text"><text:s text:c="16"/>Column::new()</text:p>
      <text:p text:style-name="Preformatted_20_Text"><text:s text:c="20"/>.push(setup_text)</text:p>
      <text:p text:style-name="Preformatted_20_Text"><text:s text:c="20"/>.push(delivery)</text:p>
      <text:p text:style-name="Preformatted_20_Text"><text:s text:c="20"/>.push(get_new_joke)</text:p>
      <text:p text:style-name="Preformatted_20_Text"><text:s text:c="12"/>}</text:p>
      <text:p text:style-name="Preformatted_20_Text"><text:s text:c="12"/>MyApp::Error =&gt; {</text:p>
      <text:p text:style-name="Preformatted_20_Text"><text:s text:c="16"/>let error = Text::new("something went wrong ﾍ(･_|");</text:p>
      <text:p text:style-name="Preformatted_20_Text"><text:s text:c="16"/>let get_new_joke = Button::new("get a joke").on_press(Message::GetJoke);</text:p>
      <text:p text:style-name="Preformatted_20_Text"><text:s text:c="16"/>Column::new().push(error).push(get_new_joke)</text:p>
      <text:p text:style-name="Preformatted_20_Text"><text:s text:c="12"/>}</text:p>
      <text:p text:style-name="Preformatted_20_Text"><text:s text:c="8"/>};</text:p>
      <text:p text:style-name="Preformatted_20_Text"><text:s text:c="8"/>Container::new(content)</text:p>
      <text:p text:style-name="Preformatted_20_Text"><text:s text:c="12"/>.width(Length::Fill)</text:p>
      <text:p text:style-name="Preformatted_20_Text"><text:s text:c="12"/>.height(Length::Fill)</text:p>
      <text:p text:style-name="Preformatted_20_Text"><text:s text:c="12"/>.center_x()</text:p>
      <text:p text:style-name="Preformatted_20_Text"><text:s text:c="12"/>.center_y()</text:p>
      <text:p text:style-name="Preformatted_20_Text"><text:s text:c="12"/>.into()</text:p>
      <text:p text:style-name="Preformatted_20_Text"><text:s text:c="4"/>}</text:p>
      <text:p text:style-name="Preformatted_20_Text">}</text:p>
      <text:p text:style-name="Preformatted_20_Text"/>
      <text:p text:style-name="Preformatted_20_Text">--------------------------------------------------------------------------------------------------------------------------------</text:p>
      <text:p text:style-name="P1">this may seem jarring but well go through every line one by one</text:p>
      <text:p text:style-name="P1"/>
      <text:p text:style-name="P1">So let's start from the top.</text:p>
      <text:p text:style-name="P1">pub enum MyApp {</text:p>
      <text:p text:style-name="P1"><text:s text:c="4"/>Loading,</text:p>
      <text:p text:style-name="P1"><text:s text:c="4"/>Loaded { joke: Joke },</text:p>
      <text:p text:style-name="P1"><text:s text:c="4"/>Error,</text:p>
      <text:p text:style-name="P1">}</text:p>
      <text:p text:style-name="P1">These are just the different states of our application. We will determine what each state will look like (what elements it will have, what functions/Messages these elements will execute <text:span text:style-name="T1">and how the result will be displayed</text:span>) inside the view function.</text:p>
      <text:p text:style-name="P1"/>
      <text:p text:style-name="P1">pub enum Message {</text:p>
      <text:p text:style-name="P1"><text:s text:c="4"/>JokeFetched(Result&lt;Joke, Error&gt;),</text:p>
      <text:p text:style-name="P1"><text:s text:c="4"/>GetJoke,</text:p>
      <text:p text:style-name="P1">}</text:p>
      <text:p text:style-name="P1"/>
      <text:p text:style-name="P2">this part is just what our application is going to do.</text:p>
      <text:p text:style-name="P1"/>
      <text:p text:style-name="P3">This JokeFetched message does two things.</text:p>
      <text:p text:style-name="P3"/>
      <text:p text:style-name="P3">1. Capture the values that we receive from our get request. If the request was successful we will get a Joke(which is a struct we’ve defined in our get_joke function), and if the request isn’t successful it will return an error.</text:p>
      <text:p text:style-name="P3"/>
      <text:p text:style-name="P3">2. Changes the state depending on which value is recived</text:p>
      <text:p text:style-name="P4"><text:s/>Message::JokeFetched(Ok(joke)) =&gt; {</text:p>
      <text:p text:style-name="P1"><text:s text:c="16"/>*self = MyApp::Loaded { joke };</text:p>
      <text:p text:style-name="P1"><text:s text:c="16"/>Command::none()</text:p>
      <text:p text:style-name="P1"><text:s text:c="12"/>}</text:p>
      <text:p text:style-name="P1"><text:soft-page-break/><text:s text:c="12"/>Message::JokeFetched(Err(_error)) =&gt; {</text:p>
      <text:p text:style-name="P1"><text:s text:c="16"/>*self = MyApp::Error;</text:p>
      <text:p text:style-name="P1"><text:s text:c="16"/>Command::none()</text:p>
      <text:p text:style-name="P3"><text:s text:c="12"/>}</text:p>
      <text:p text:style-name="P3">you can see that if the get request was successful and we manage to get the joke, we will change to the Loaded state(where we will display the result), but if we receive an error our application will be in the error state(where we will display an error message and render a button that allows the user to try again</text:p>
      <text:p text:style-name="P3"/>
      <text:p text:style-name="P5"><text:s text:c="2"/>fn new(_flags: Self::Flags) -&gt; (Self, iced::Command&lt;Self::Message&gt;) {</text:p>
      <text:p text:style-name="P6"><text:s text:c="8"/>(</text:p>
      <text:p text:style-name="P6"><text:s text:c="12"/>MyApp::Loading,</text:p>
      <text:p text:style-name="P6"><text:s text:c="12"/>Command::perform(Joke::get_joke(), |value| Message::JokeFetched(value)),</text:p>
      <text:p text:style-name="P7"><text:s text:c="8"/>)</text:p>
      <text:p text:style-name="P8">All this new function does is determine which state our application starts and preforms a command.</text:p>
      <text:p text:style-name="P8"/>
      <text:p text:style-name="P6">This Command::<text:span text:style-name="T2">preform</text:span> <text:span text:style-name="T2">runs our get_joke function and when it’s done and we recive our return value from it, we wrap it in a closure and pass it to our JokeFetched message, which will change the state to Loaded and render the value we recived from our get request.</text:span></text:p>
      <text:p text:style-name="P6"/>
      <text:p text:style-name="P6">You can use this command::preform in any part of your application to execute functions and pass along its values but here we only want to use it once when our app starts</text:p>
      <text:p text:style-name="P6"/>
      <text:p text:style-name="P7">why return a tuple? this function expects us to only return one thing, either a state or a value not both, without this tuple well get an error. try removing it and see for yourself.</text:p>
      <text:p text:style-name="Preformatted_20_Text"/>
      <text:p text:style-name="Preformatted_20_Text">the update logic. </text:p>
      <text:p text:style-name="Preformatted_20_Text">If our application was like a human body this would be the brain. this is where we control state changes and run our essential functions. the states aren't really anything special they are just how are our application will look in different points. for example in the Loading State our application will display a text to say loading, in the loaded state our application will display the joke the we have fetched from the API and a button to fetch another joke, and the error state our app will just display a simple error message and the.</text:p>
      <text:p text:style-name="Preformatted_20_Text"/>
      <text:p text:style-name="Preformatted_20_Text">the messages are the functions that will be run that will allows to </text:p>
      <text:p text:style-name="Preformatted_20_Text">A. transition from one state to another</text:p>
      <text:p text:style-name="Preformatted_20_Text">B. Run the functions necessary to fetch and display our data.</text:p>
      <text:p text:style-name="Preformatted_20_Text"/>
      <text:p text:style-name="Preformatted_20_Text"/>
      <text:p text:style-name="Preformatted_20_Text"/>
      <text:p text:style-name="Preformatted_20_Text"><text:s text:c="4"/>fn view(&amp;self) -&gt; iced::Element&lt;'_, Self::Message, Self::Theme, iced::Renderer&gt; {</text:p>
      <text:p text:style-name="Preformatted_20_Text"><text:s text:c="8"/>let content = match self {</text:p>
      <text:p text:style-name="Preformatted_20_Text"><text:s text:c="12"/>MyApp::Loading =&gt; Column::new().push(Text::new("Fetching Joke")),</text:p>
      <text:p text:style-name="Preformatted_20_Text"><text:s text:c="12"/>MyApp::Loaded { joke } =&gt; {</text:p>
      <text:p text:style-name="Preformatted_20_Text"><text:s text:c="16"/>let setup_text = Text::new(joke.setup.clone());</text:p>
      <text:p text:style-name="Preformatted_20_Text"><text:s text:c="16"/>let delivery = Text::new(joke.delivery.clone());</text:p>
      <text:p text:style-name="Preformatted_20_Text"><text:s text:c="16"/>let get_new_joke = Button::new("get a joke").on_press(Message::GetJoke);</text:p>
      <text:p text:style-name="Preformatted_20_Text"><text:s text:c="16"/>Column::new()</text:p>
      <text:p text:style-name="Preformatted_20_Text"><text:s text:c="20"/>.push(setup_text)</text:p>
      <text:p text:style-name="Preformatted_20_Text"><text:s text:c="20"/>.push(delivery)</text:p>
      <text:p text:style-name="Preformatted_20_Text"><text:s text:c="20"/>.push(get_new_joke)</text:p>
      <text:p text:style-name="Preformatted_20_Text"><text:soft-page-break/><text:s text:c="12"/>}</text:p>
      <text:p text:style-name="Preformatted_20_Text"><text:s text:c="12"/>MyApp::Error =&gt; {</text:p>
      <text:p text:style-name="Preformatted_20_Text"><text:s text:c="16"/>let error = Text::new("something went wrong ﾍ(･_|");</text:p>
      <text:p text:style-name="Preformatted_20_Text"><text:s text:c="16"/>let get_new_joke = Button::new("get a joke").on_press(Message::GetJoke);</text:p>
      <text:p text:style-name="Preformatted_20_Text"><text:s text:c="16"/>Column::new().push(error).push(get_new_joke)</text:p>
      <text:p text:style-name="Preformatted_20_Text"><text:s text:c="12"/>}</text:p>
      <text:p text:style-name="Preformatted_20_Text"><text:s text:c="8"/>};</text:p>
      <text:p text:style-name="Preformatted_20_Text"><text:s text:c="8"/>Container::new(content)</text:p>
      <text:p text:style-name="Preformatted_20_Text"><text:s text:c="12"/>.width(Length::Fill)</text:p>
      <text:p text:style-name="Preformatted_20_Text"><text:s text:c="12"/>.height(Length::Fill)</text:p>
      <text:p text:style-name="Preformatted_20_Text"><text:s text:c="12"/>.center_x()</text:p>
      <text:p text:style-name="Preformatted_20_Text"><text:s text:c="12"/>.center_y()</text:p>
      <text:p text:style-name="Preformatted_20_Text"><text:s text:c="12"/>.into()</text:p>
      <text:p text:style-name="Preformatted_20_Text"><text:s text:c="4"/>}</text:p>
      <text:p text:style-name="Preformatted_20_Text">}</text:p>
      <text:p text:style-name="Preformatted_20_Text">now this is where our states are useful. in this view function we make a variable called content which will hold all our different states. this is mostly done to have a uniform look for our application and for readability. as you can see we put pur content variable inside a container that will be centered and take the full height, widtth and be always centered on our screen..</text:p>
      <text:p text:style-name="Preformatted_20_Text"/>
      <text:p text:style-name="Preformatted_20_Text">all we did here is match on the different states and add our elements.</text:p>
      <text:p text:style-name="Preformatted_20_Text">Loading will simply display a message called Fetching joke till our function is finished executing.</text:p>
      <text:p text:style-name="Preformatted_20_Text">The loaded state will display the joke fields and allows the user to press a button that can fetch a new joke. (which will switch the application to the loading state again.)</text:p>
      <text:p text:style-name="Preformatted_20_Text">and Finally a state for when we get an Error. which we also display some simple text and allow the user to try again to fetch a new joke.</text:p>
      <text:p text:style-name="Preformatted_20_Text"/>
      <text:p text:style-name="Preformatted_20_Text">the new() essentially defines (at least in a normal iced project that doesn't use states) how our application, and the data it has on start. It has a similar function here, it will just determine which state our application starts in and if we're going to run any functions.</text:p>
      <text:p text:style-name="Preformatted_20_Text"/>
      <text:p text:style-name="Preformatted_20_Text"><text:s text:c="6"/></text:p>
      <text:p text:style-name="Preformatted_20_Text"/>
      <text:p text:style-name="Preformatted_20_Text"/>
      <text:p text:style-name="Preformatted_20_Text">Update Logic</text:p>
      <text:p text:style-name="Preformatted_20_Text"/>
      <text:p text:style-name="Preformatted_20_Text">we now move to our messages.</text:p>
      <text:p text:style-name="Preformatted_20_Text">Let's start with the hardest first the JokeFetched. It's just an enum that will be constructed with a Result that has our joke struct and an error. </text:p>
      <text:p text:style-name="Preformatted_20_Text"/>
      <text:p text:style-name="Preformatted_20_Text">why a Result? because we will need to handle two situations and chnage states accordingly</text:p>
      <text:p text:style-name="Preformatted_20_Text">A. where we do have the data <text:s/>represented by an OK which contains the Joke we fetched.</text:p>
      <text:p text:style-name="Preformatted_20_Text">B. An error state where something for whatever reason went wrong. Err(err)</text:p>
      <text:p text:style-name="Preformatted_20_Text">Message::JokeFetched(Ok(joke)) =&gt; {</text:p>
      <text:p text:style-name="Preformatted_20_Text"><text:s text:c="16"/>*self = MyApp::Loaded { joke };</text:p>
      <text:p text:style-name="Preformatted_20_Text"><text:s text:c="16"/>Command::none()</text:p>
      <text:p text:style-name="Preformatted_20_Text"><text:s text:c="12"/>}</text:p>
      <text:p text:style-name="Preformatted_20_Text"><text:s text:c="12"/>Message::JokeFetched(Err(_error)) =&gt; {</text:p>
      <text:p text:style-name="Preformatted_20_Text"><text:s text:c="16"/>*self = MyApp::Error;</text:p>
      <text:p text:style-name="Preformatted_20_Text"><text:s text:c="16"/>Command::none()</text:p>
      <text:p text:style-name="Preformatted_20_Text"><text:s text:c="12"/>}</text:p>
      <text:p text:style-name="Preformatted_20_Text"/>
      <text:p text:style-name="Preformatted_20_Text"><text:soft-page-break/></text:p>
      <text:p text:style-name="Preformatted_20_Text">These are just the different states of our application. </text:p>
      <text:p text:style-name="Preformatted_20_Text"/>
      <text:p text:style-name="Preformatted_20_Text">The JokeFetched Part basically says that if the joke is recived successfuly, change the state to Loaded and construct it with the fetched joke and don't execute any commands and if the process returns an error change the state and don't execute any commands.</text:p>
      <text:p text:style-name="Preformatted_20_Text"/>
      <text:p text:style-name="Preformatted_20_Text">GetJoke </text:p>
      <text:p text:style-name="Preformatted_20_Text">all this message will do is execute a function that makes a get request to the jokes api and fetch a result.</text:p>
      <text:p text:style-name="Preformatted_20_Tex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Roya" svg:font-family="Roya"/>
    <style:font-face style:name="Roya1" svg:font-family="Roya"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Roya1" style:font-size-complex="12pt" style:language-complex="ar" style:country-complex="EG"/>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urce Han Sans CN" style:font-size-asian="10.5pt" style:language-asian="zh" style:country-asian="CN" style:font-name-complex="Roya1" style:font-size-complex="12pt" style:language-complex="ar" style:country-complex="EG"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Roya1" style:font-family-complex="Roy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ya" style:font-family-complex="Roy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ya" style:font-family-complex="Roy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ya" style:font-family-complex="Roy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5T17:20:55.047613762</dc:date>
    <meta:editing-duration>PT3H2M35S</meta:editing-duration>
    <meta:editing-cycles>3</meta:editing-cycles>
    <meta:generator>LibreOffice/24.8.2.1$Linux_X86_64 LibreOffice_project/480$Build-1</meta:generator>
    <meta:document-statistic meta:table-count="0" meta:image-count="0" meta:object-count="0" meta:page-count="5" meta:paragraph-count="166" meta:word-count="1168" meta:character-count="9081" meta:non-whitespace-character-count="6837"/>
  </office:meta>
</office:document-meta>
</file>